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0.428cm" table:align="left"/>
    </style:style>
    <style:style style:name="Таблица1.A" style:family="table-column">
      <style:table-column-properties style:column-width="3.946cm"/>
    </style:style>
    <style:style style:name="Таблица1.B" style:family="table-column">
      <style:table-column-properties style:column-width="2.501cm"/>
    </style:style>
    <style:style style:name="Таблица1.C" style:family="table-column">
      <style:table-column-properties style:column-width="3.98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Quotations">
      <style:text-properties fo:color="#ffffff" loext:opacity="100%"/>
    </style:style>
    <style:style style:name="P2" style:family="paragraph" style:parent-style-name="Heading_20_1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4" style:family="paragraph" style:parent-style-name="Preformatted_20_Text">
      <style:paragraph-properties style:writing-mode="lr-tb"/>
      <style:text-properties fo:color="#ffffff" loext:opacity="100%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6" style:family="paragraph" style:parent-style-name="Text_20_body">
      <style:text-properties fo:color="#ffffff" loext:opacity="100%"/>
    </style:style>
    <style:style style:name="P7" style:family="paragraph" style:parent-style-name="Text_20_body" style:list-style-name="L1">
      <style:text-properties fo:color="#ffffff" loext:opacity="100%"/>
    </style:style>
    <style:style style:name="P8" style:family="paragraph" style:parent-style-name="Horizontal_20_Line">
      <style:text-properties fo:color="#ffffff" loext:opacity="100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0" style:family="paragraph" style:parent-style-name="Text_20_body" style:list-style-name="L2">
      <style:text-properties fo:color="#ffffff" loext:opacity="100%"/>
    </style:style>
    <style:style style:name="P11" style:family="paragraph" style:parent-style-name="Table_20_Heading">
      <style:text-properties fo:color="#ffffff" loext:opacity="100%"/>
    </style:style>
    <style:style style:name="P12" style:family="paragraph" style:parent-style-name="Table_20_Contents">
      <style:text-properties fo:color="#ffffff" loext:opacity="100%"/>
    </style:style>
    <style:style style:name="P13" style:family="paragraph" style:parent-style-name="Standard">
      <style:text-properties fo:color="#ffffff" loext:opacity="100%"/>
    </style:style>
    <style:style style:name="P14" style:family="paragraph" style:parent-style-name="Heading_20_2">
      <style:text-properties fo:color="#ffffff" loext:opacity="100%"/>
    </style:style>
    <style:style style:name="P15" style:family="paragraph" style:parent-style-name="Text_20_body" style:list-style-name="L3">
      <style:text-properties fo:color="#ffffff" loext:opacity="100%"/>
    </style:style>
    <style:style style:name="P16" style:family="paragraph" style:parent-style-name="Text_20_body" style:list-style-name="L4">
      <style:text-properties fo:color="#ffffff" loext:opacity="100%"/>
    </style:style>
    <style:style style:name="P17" style:family="paragraph" style:parent-style-name="Heading_20_3">
      <style:text-properties fo:color="#ffffff" loext:opacity="100%"/>
    </style:style>
    <style:style style:name="P18" style:family="paragraph" style:parent-style-name="Text_20_body" style:list-style-name="L5">
      <style:text-properties fo:color="#ffffff" loext:opacity="100%"/>
    </style:style>
    <style:style style:name="P19" style:family="paragraph" style:parent-style-name="Text_20_body" style:list-style-name="L6">
      <style:text-properties fo:color="#ffffff" loext:opacity="100%"/>
    </style:style>
    <style:style style:name="P20" style:family="paragraph" style:parent-style-name="Text_20_body" style:list-style-name="L7">
      <style:text-properties fo:color="#ffffff" loext:opacity="100%"/>
    </style:style>
    <style:style style:name="P21" style:family="paragraph" style:parent-style-name="Text_20_body" style:list-style-name="L8"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Что такое </text:span><text:span text:style-name="Source_20_Text"><text:span text:style-name="T1">finally</text:span></text:span><text:span text:style-name="T1"> — идея, а не синтаксис</text:span></text:h>
      <text:p text:style-name="Text_20_body"><text:span text:style-name="T1">🧠 </text:span><text:span text:style-name="Strong_20_Emphasis"><text:span text:style-name="Source_20_Text"><text:span text:style-name="T1">finally</text:span></text:span></text:span><text:span text:style-name="Strong_20_Emphasis"><text:span text:style-name="T1"> — это “в любом случае”</text:span></text:span></text:p>
      <text:p text:style-name="P1">«Не важно: успех или ошибка —<text:line-break/>сделай вот это»</text:p>
      <text:h text:style-name="P2" text:outline-level="1">4️⃣ Почему <text:span text:style-name="Source_20_Text">finally</text:span> не возвращает значение</text:h>
      <text:p text:style-name="P3"><text:span text:style-name="Source_20_Text">.finally(() =&gt; {</text:span></text:p>
      <text:p text:style-name="P4"><text:span text:style-name="Source_20_Text"><text:s text:c="2"/>return 123;</text:span></text:p>
      <text:p text:style-name="P5"><text:span text:style-name="Source_20_Text">})</text:span></text:p>
      <text:p text:style-name="P6">👉 <text:span text:style-name="Strong_20_Emphasis">123 игнорируется</text:span></text:p>
      <text:p text:style-name="P6">Почему?</text:p>
      <text:p text:style-name="P6">Потому что:</text:p>
      <text:list text:style-name="L1">
        <text:list-item>
          <text:p text:style-name="P7"><text:span text:style-name="Source_20_Text">finally</text:span> — не обработчик данных</text:p>
        </text:list-item>
        <text:list-item>
          <text:p text:style-name="P7">он не должен менять результат</text:p>
        </text:list-item>
      </text:list>
      <text:p text:style-name="P8"/>
      <text:h text:style-name="P2" text:outline-level="1">5️⃣ НО! Единственное исключение 🚨</text:h>
      <text:p text:style-name="P6">Если в <text:span text:style-name="Source_20_Text">finally</text:span> <text:span text:style-name="Strong_20_Emphasis">произошла ошибка</text:span>:</text:p>
      <text:p text:style-name="P3"><text:span text:style-name="Source_20_Text">Promise.resolve("ok")</text:span></text:p>
      <text:p text:style-name="P4"><text:span text:style-name="Source_20_Text"><text:s text:c="2"/>.finally(() =&gt; {</text:span></text:p>
      <text:p text:style-name="P4"><text:span text:style-name="Source_20_Text"><text:s text:c="4"/>throw new Error("fail in finally");</text:span></text:p>
      <text:p text:style-name="P4"><text:span text:style-name="Source_20_Text"><text:s text:c="2"/>})</text:span></text:p>
      <text:p text:style-name="P4"><text:span text:style-name="Source_20_Text"><text:s text:c="2"/>.then(console.log)</text:span></text:p>
      <text:p text:style-name="P5"><text:span text:style-name="Source_20_Text"><text:s text:c="2"/>.catch(console.log);</text:span></text:p>
      <text:p text:style-name="P6">Результат:</text:p>
      <text:p text:style-name="P9"><text:span text:style-name="Source_20_Text">Error: fail in finally</text:span></text:p>
      <text:p text:style-name="P6">👉 Ошибка из <text:span text:style-name="Source_20_Text">finally</text:span> <text:span text:style-name="Strong_20_Emphasis">перекрывает всё</text:span></text:p>
      <text:p text:style-name="P8"/>
      <text:h text:style-name="P2" text:outline-level="1">6️⃣ Почему так сделано (логика)</text:h>
      <text:p text:style-name="P6"><text:span text:style-name="Source_20_Text">finally</text:span> = <text:span text:style-name="Strong_20_Emphasis">последний шанс для уборки</text:span></text:p>
      <text:p text:style-name="P6">Если:</text:p>
      <text:list text:style-name="L2">
        <text:list-item>
          <text:p text:style-name="P10">в процессе уборки произошла ошибка</text:p>
        </text:list-item>
        <text:list-item>
          <text:p text:style-name="P10">значит, это <text:span text:style-name="Strong_20_Emphasis">важнее</text:span> старого результата</text:p>
        </text:list-item>
      </text:list>
      <text:p text:style-name="P8"><text:soft-page-break/></text:p>
      <text:h text:style-name="P2" text:outline-level="1">7️⃣ Таблица поведения (очень наглядно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1">Что было в Promise</text:p>
            </table:table-cell>
            <table:table-cell table:style-name="Таблица1.A1" office:value-type="string">
              <text:p text:style-name="P11">Что в finally</text:p>
            </table:table-cell>
            <table:table-cell table:style-name="Таблица1.A1" office:value-type="string">
              <text:p text:style-name="P11">Что дальше</text:p>
            </table:table-cell>
          </table:table-row>
        </table:table-header-rows>
        <table:table-row>
          <table:table-cell table:style-name="Таблица1.A1" office:value-type="string">
            <text:p text:style-name="P12">успех</text:p>
          </table:table-cell>
          <table:table-cell table:style-name="Таблица1.A1" office:value-type="string">
            <text:p text:style-name="P12">ничего</text:p>
          </table:table-cell>
          <table:table-cell table:style-name="Таблица1.A1" office:value-type="string">
            <text:p text:style-name="P12">успех идёт дальше</text:p>
          </table:table-cell>
        </table:table-row>
        <table:table-row>
          <table:table-cell table:style-name="Таблица1.A1" office:value-type="string">
            <text:p text:style-name="P12">ошибка</text:p>
          </table:table-cell>
          <table:table-cell table:style-name="Таблица1.A1" office:value-type="string">
            <text:p text:style-name="P12">ничего</text:p>
          </table:table-cell>
          <table:table-cell table:style-name="Таблица1.A1" office:value-type="string">
            <text:p text:style-name="P12">ошибка идёт дальше</text:p>
          </table:table-cell>
        </table:table-row>
        <table:table-row>
          <table:table-cell table:style-name="Таблица1.A1" office:value-type="string">
            <text:p text:style-name="P12">успех</text:p>
          </table:table-cell>
          <table:table-cell table:style-name="Таблица1.A1" office:value-type="string">
            <text:p text:style-name="P12">ошибка</text:p>
          </table:table-cell>
          <table:table-cell table:style-name="Таблица1.A1" office:value-type="string">
            <text:p text:style-name="P12">ошибка из finally</text:p>
          </table:table-cell>
        </table:table-row>
        <table:table-row>
          <table:table-cell table:style-name="Таблица1.A1" office:value-type="string">
            <text:p text:style-name="P12">ошибка</text:p>
          </table:table-cell>
          <table:table-cell table:style-name="Таблица1.A1" office:value-type="string">
            <text:p text:style-name="P12">ошибка</text:p>
          </table:table-cell>
          <table:table-cell table:style-name="Таблица1.A1" office:value-type="string">
            <text:p text:style-name="P12">ошибка из finally</text:p>
          </table:table-cell>
        </table:table-row>
      </table:table>
      <text:p text:style-name="P13"/>
      <text:p text:style-name="P13"/>
      <text:p text:style-name="P6">Ааа, вот <text:span text:style-name="Strong_20_Emphasis">ГДЕ именно у тебя логический разрыв</text:span> — это очень важный момент 👍<text:line-break/>Ты думаешь так:</text:p>
      <text:p text:style-name="P1">«Есть цепочка → она закончилась → значит промис закончился»</text:p>
      <text:p text:style-name="P6">Но в JavaScript <text:span text:style-name="Strong_20_Emphasis">это не так устроено</text:span>. Сейчас объясню аккуратно, шаг за шагом, и всё встанет на место.</text:p>
      <text:p text:style-name="P8"/>
      <text:h text:style-name="P14" text:outline-level="2">1️⃣ Главная идея (вот её надо поймать)</text:h>
      <text:p text:style-name="P6">🧠 <text:span text:style-name="Strong_20_Emphasis">Промис ≠ цепочка</text:span></text:p>
      <text:list text:style-name="L3">
        <text:list-item>
          <text:p text:style-name="P15"><text:span text:style-name="Strong_20_Emphasis">Промис</text:span> — это ОДИН объект с состоянием</text:p>
        </text:list-item>
        <text:list-item>
          <text:p text:style-name="P15"><text:span text:style-name="Strong_20_Emphasis">Цепочка</text:span> — это ПОСЛЕДОВАТЕЛЬНОСТЬ промисов</text:p>
        </text:list-item>
      </text:list>
      <text:p text:style-name="P8"/>
      <text:h text:style-name="P14" text:outline-level="2">2️⃣ Что такое «промис» на самом деле</text:h>
      <text:p text:style-name="P3"><text:span text:style-name="Source_20_Text">let p = new Promise((resolve, reject) =&gt; {</text:span></text:p>
      <text:p text:style-name="P4"><text:span text:style-name="Source_20_Text"><text:s text:c="2"/>resolve("value");</text:span></text:p>
      <text:p text:style-name="P5"><text:span text:style-name="Source_20_Text">});</text:span></text:p>
      <text:p text:style-name="P6">У этого промиса есть состояния:</text:p>
      <text:list text:style-name="L4">
        <text:list-item>
          <text:p text:style-name="P16"><text:span text:style-name="Source_20_Text">pending</text:span> → ожидание</text:p>
        </text:list-item>
        <text:list-item>
          <text:p text:style-name="P16"><text:span text:style-name="Source_20_Text">fulfilled</text:span> → успех</text:p>
        </text:list-item>
        <text:list-item>
          <text:p text:style-name="P16"><text:span text:style-name="Source_20_Text">rejected</text:span> → ошибка</text:p>
        </text:list-item>
      </text:list>
      <text:p text:style-name="P6">❗ <text:span text:style-name="Strong_20_Emphasis">Как только он стал fulfilled / rejected — ОН ЗАВЕРШЁН НАВСЕГДА</text:span></text:p>
      <text:p text:style-name="P8"/>
      <text:h text:style-name="P14" text:outline-level="2"><text:soft-page-break/>3️⃣ Что делает <text:span text:style-name="Source_20_Text">.then / .catch / .finally</text:span></text:h>
      <text:h text:style-name="P17" text:outline-level="3">Это КЛЮЧЕВО 👇</text:h>
      <text:p text:style-name="P9"><text:span text:style-name="Source_20_Text">p.then(...)</text:span></text:p>
      <text:p text:style-name="P6">👉 <text:span text:style-name="Strong_20_Emphasis">НЕ продолжает тот же самый промис</text:span><text:line-break/>👉 <text:span text:style-name="Strong_20_Emphasis">создаёт НОВЫЙ промис</text:span></text:p>
      <text:p text:style-name="P6">Каждый шаг — новый объект.</text:p>
      <text:p text:style-name="P8"/>
      <text:h text:style-name="P14" text:outline-level="2">4️⃣ Посмотрим на цепочку реально</text:h>
      <text:p text:style-name="P3"><text:span text:style-name="Source_20_Text">let p1 = Promise.resolve("value");</text:span></text:p>
      <text:p text:style-name="P4"/>
      <text:p text:style-name="P4"><text:span text:style-name="Source_20_Text">let p2 = p1.finally(() =&gt; console.log("finally"));</text:span></text:p>
      <text:p text:style-name="P5"><text:span text:style-name="Source_20_Text">let p3 = p2.then(v =&gt; console.log(v));</text:span></text:p>
      <text:p text:style-name="P6">Тут <text:span text:style-name="Strong_20_Emphasis">ТРИ разных промиса</text:span>:</text:p>
      <text:p text:style-name="P9"><text:span text:style-name="Source_20_Text">p1 → p2 → p3</text:span></text:p>
      <text:p text:style-name="P8"/>
      <text:h text:style-name="P14" text:outline-level="2">5️⃣ Когда выполняется <text:span text:style-name="Source_20_Text">finally</text:span></text:h>
      <text:p text:style-name="P6">👉 <text:span text:style-name="Strong_20_Emphasis">Когда ЗАВЕРШАЕТСЯ </text:span><text:span text:style-name="Strong_20_Emphasis"><text:span text:style-name="Source_20_Text">p1</text:span></text:span>, а не вся цепочка.</text:p>
      <text:p text:style-name="P6">То есть:</text:p>
      <text:list text:style-name="L5">
        <text:list-item>
          <text:p text:style-name="P18"><text:span text:style-name="Source_20_Text">p1</text:span> получил результат <text:span text:style-name="Source_20_Text">"value"</text:span></text:p>
        </text:list-item>
        <text:list-item>
          <text:p text:style-name="P18"><text:span text:style-name="Source_20_Text">finally</text:span> сработал</text:p>
        </text:list-item>
        <text:list-item>
          <text:p text:style-name="P18">результат передан в <text:span text:style-name="Source_20_Text">p2</text:span></text:p>
        </text:list-item>
        <text:list-item>
          <text:p text:style-name="P18">дальше <text:span text:style-name="Source_20_Text">then</text:span></text:p>
        </text:list-item>
      </text:list>
      <text:p text:style-name="P8"/>
      <text:h text:style-name="P14" text:outline-level="2">6️⃣ Почему твоя логика кажется правильной (и почему она ломается)</text:h>
      <text:p text:style-name="P6">Ты думаешь:</text:p>
      <text:p text:style-name="P1">«Я же ещё пишу <text:span text:style-name="Source_20_Text">.then</text:span> — значит промис ещё жив»</text:p>
      <text:p text:style-name="P6">❌ Нет.</text:p>
      <text:p text:style-name="P6"><text:span text:style-name="Source_20_Text">then</text:span> <text:span text:style-name="Strong_20_Emphasis">не “добавляется” к старому промису</text:span>,<text:line-break/>он <text:span text:style-name="Strong_20_Emphasis">создаёт новый</text:span>.</text:p>
      <text:p text:style-name="P8"/>
      <text:h text:style-name="P14" text:outline-level="2"><text:soft-page-break/>7️⃣ Аналогия (очень важная)</text:h>
      <text:p text:style-name="P6">Представь эстафету 🏃‍♂️</text:p>
      <text:list text:style-name="L6">
        <text:list-item>
          <text:p text:style-name="P19">каждый бегун — отдельный промис</text:p>
        </text:list-item>
        <text:list-item>
          <text:p text:style-name="P19">палочка — результат</text:p>
        </text:list-item>
        <text:list-item>
          <text:p text:style-name="P19">передача палочки = завершение промиса</text:p>
        </text:list-item>
      </text:list>
      <text:p text:style-name="P9"><text:span text:style-name="Source_20_Text">[p1] —(палочка)→ [p2] —(палочка)→ [p3]</text:span></text:p>
      <text:p text:style-name="P6"><text:span text:style-name="Source_20_Text">finally</text:span> — это человек, который:</text:p>
      <text:list text:style-name="L7">
        <text:list-item>
          <text:p text:style-name="P20">хлопает, когда <text:span text:style-name="Strong_20_Emphasis">p1 закончил бег</text:span></text:p>
        </text:list-item>
        <text:list-item>
          <text:p text:style-name="P20">не ждёт, пока вся команда финиширует</text:p>
        </text:list-item>
      </text:list>
      <text:p text:style-name="P8"/>
      <text:h text:style-name="P14" text:outline-level="2">8️⃣ Когда «завершается цепочка»</text:h>
      <text:p text:style-name="P6">👉 <text:span text:style-name="Strong_20_Emphasis">Никогда автоматически</text:span></text:p>
      <text:p text:style-name="P6">Цепочка — это просто твой код.<text:line-break/>Она «заканчивается» только потому, что ты больше ничего не написал.</text:p>
      <text:p text:style-name="P8"/>
      <text:h text:style-name="P14" text:outline-level="2">9️⃣ Поэтому эта фраза теперь должна быть понятна</text:h>
      <text:p text:style-name="P1"><text:span text:style-name="Strong_20_Emphasis">«finally выполняется сразу после завершения промиса»</text:span></text:p>
      <text:p text:style-name="P6">означает:</text:p>
      <text:p text:style-name="P1"><text:span text:style-name="Strong_20_Emphasis">«finally выполняется сразу после завершения ТОГО промиса,<text:line-break/>на котором он вызван»</text:span></text:p>
      <text:p text:style-name="P8"/>
      <text:h text:style-name="P14" text:outline-level="2">10️⃣ Проверка понимания (быстро)</text:h>
      <text:p text:style-name="P3"><text:span text:style-name="Source_20_Text">Promise.resolve(1)</text:span></text:p>
      <text:p text:style-name="P4"><text:span text:style-name="Source_20_Text"><text:s text:c="2"/>.finally(() =&gt; console.log("A"))</text:span></text:p>
      <text:p text:style-name="P4"><text:span text:style-name="Source_20_Text"><text:s text:c="2"/>.then(() =&gt; console.log("B"))</text:span></text:p>
      <text:p text:style-name="P5"><text:span text:style-name="Source_20_Text"><text:s text:c="2"/>.finally(() =&gt; console.log("C"));</text:span></text:p>
      <text:p text:style-name="P6">Порядок будет:</text:p>
      <text:p text:style-name="P3"><text:span text:style-name="Source_20_Text">A</text:span></text:p>
      <text:p text:style-name="P4"><text:span text:style-name="Source_20_Text">B</text:span></text:p>
      <text:p text:style-name="P5"><text:span text:style-name="Source_20_Text">C</text:span></text:p>
      <text:p text:style-name="P6">Почему?</text:p>
      <text:list text:style-name="L8">
        <text:list-item>
          <text:p text:style-name="P21">первый <text:span text:style-name="Source_20_Text">finally</text:span> — после первого промиса</text:p>
        </text:list-item>
        <text:list-item>
          <text:p text:style-name="P21"><text:soft-page-break/>второй <text:span text:style-name="Source_20_Text">finally</text:span> — после второго промиса</text:p>
        </text:list-item>
      </text:list>
      <text:p text:style-name="P8"/>
      <text:h text:style-name="P14" text:outline-level="2">🔑 Итог одной фразой (запомни её)</text:h>
      <text:p text:style-name="P6">🧠 <text:span text:style-name="Strong_20_Emphasis">Каждый </text:span><text:span text:style-name="Strong_20_Emphasis"><text:span text:style-name="Source_20_Text">.then / .catch / .finally</text:span></text:span><text:span text:style-name="Strong_20_Emphasis"> создаёт НОВЫЙ промис,<text:line-break/>поэтому </text:span><text:span text:style-name="Strong_20_Emphasis"><text:span text:style-name="Source_20_Text">finally</text:span></text:span><text:span text:style-name="Strong_20_Emphasis"> реагирует на завершение конкретного шага,<text:line-break/>а не всей цепочки целиком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4T05:13:02.810693700</meta:creation-date>
    <dc:date>2026-01-24T05:17:48.904436200</dc:date>
    <meta:editing-duration>PT4M46S</meta:editing-duration>
    <meta:editing-cycles>4</meta:editing-cycles>
    <meta:generator>LibreOffice/25.2.7.2$Windows_X86_64 LibreOffice_project/5cbfd1ab6520636bb5f7b99185aa69bd7456825d</meta:generator>
    <meta:document-statistic meta:table-count="1" meta:image-count="0" meta:object-count="0" meta:page-count="5" meta:paragraph-count="113" meta:word-count="522" meta:character-count="3209" meta:non-whitespace-character-count="2782"/>
  </office:meta>
</office:document-meta>
</file>